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70416" officeooo:paragraph-rsid="00070416"/>
    </style:style>
    <style:style style:name="P2" style:family="paragraph" style:parent-style-name="Standard">
      <style:text-properties fo:font-weight="bold" officeooo:rsid="00070416" officeooo:paragraph-rsid="00070416" style:font-weight-asian="bold" style:font-weight-complex="bold"/>
    </style:style>
    <style:style style:name="P3" style:family="paragraph" style:parent-style-name="Standard">
      <style:text-properties fo:font-weight="normal" officeooo:rsid="00070416" officeooo:paragraph-rsid="0007041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tructure</text:h>
      <text:p text:style-name="P1"/>
      <text:p text:style-name="P1">Im going to create a portfolio page about myself.</text:p>
      <text:p text:style-name="P1"/>
      <text:p text:style-name="P2">Navbar</text:p>
      <text:p text:style-name="P3">logo titles that scroll down to the title social media and links</text:p>
      <text:p text:style-name="P1"/>
      <text:p text:style-name="P1">Main page introdocing my self maybe with a qaute, very simple.</text:p>
      <text:p text:style-name="P1">Everying should be on the same page just have to scroll. This is because it gives the page a more modern look and.</text:p>
      <text:p text:style-name="P1"/>
      <text:p text:style-name="P1">Then <text:span text:style-name="T1">about me</text:span></text:p>
      <text:p text:style-name="P1">Where I talk what I do, what I like (free software) (linux) (computers) (nature) (work) (school) (programing)</text:p>
      <text:p text:style-name="P1"/>
      <text:p text:style-name="P2">skills</text:p>
      <text:p text:style-name="P1">Then after that comes a table showing the tech I know like: java, c, c++, python javascript html react.</text:p>
      <text:p text:style-name="P1">When clicking on that we go done to a grouping of the prjects made in that language.</text:p>
      <text:p text:style-name="P2"/>
      <text:p text:style-name="P2">Portfolio</text:p>
      <text:p text:style-name="P3">link github</text:p>
      <text:p text:style-name="P1">React django</text:p>
      <text:p text:style-name="P1">Brinto-pay</text:p>
      <text:p text:style-name="P1"/>
      <text:p text:style-name="P1">Java</text:p>
      <text:p text:style-name="P1">JavaGameEngine</text:p>
      <text:p text:style-name="P1"/>
      <text:p text:style-name="P1">c</text:p>
      <text:p text:style-name="P1">ctrisr</text:p>
      <text:p text:style-name="P1">calcer</text:p>
      <text:p text:style-name="P1"/>
      <text:p text:style-name="P1">c++</text:p>
      <text:p text:style-name="P1">programmer</text:p>
      <text:p text:style-name="P1"/>
      <text:p text:style-name="P1">python</text:p>
      <text:p text:style-name="P1">passer</text:p>
      <text:p text:style-name="P1">linecounter</text:p>
      <text:p text:style-name="P1">webers</text:p>
      <text:p text:style-name="P1">flagser</text:p>
      <text:p text:style-name="P1"/>
      <text:p text:style-name="P1">then contact</text:p>
      <text:p text:style-name="P1">where I have a mail form</text:p>
      <text:p text:style-name="P1"/>
      <text:p text:style-name="P1">then foo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1:48:02.532680585</meta:creation-date>
    <dc:date>2023-04-18T17:39:47.802945913</dc:date>
    <meta:editing-duration>PT5H51M45S</meta:editing-duration>
    <meta:editing-cycles>1</meta:editing-cycles>
    <meta:document-statistic meta:table-count="0" meta:image-count="0" meta:object-count="0" meta:page-count="1" meta:paragraph-count="30" meta:word-count="142" meta:character-count="788" meta:non-whitespace-character-count="676"/>
    <meta:generator>LibreOffice/7.5.2.2$Linux_X86_64 LibreOffice_project/50$Build-2</meta:generator>
  </office:meta>
</office:document-meta>
</file>